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1000002AEB9DC91B5.png" manifest:media-type="image/png"/>
  <manifest:file-entry manifest:full-path="Pictures/100000010000047A0000019325962166.png" manifest:media-type="image/png"/>
  <manifest:file-entry manifest:full-path="Pictures/1000000100000404000002B082301B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173cm" svg:y="-2cm" svg:width="19.114cm" svg:height="11.063cm" draw:z-index="0"><draw:image xlink:href="Pictures/10000001000004A1000002AEB9DC91B5.png" xlink:type="simple" xlink:show="embed" xlink:actuate="onLoad" draw:mime-type="image/png"/></draw:frame><draw:frame draw:style-name="fr1" draw:name="Imagen2" text:anchor-type="char" svg:x="-1.928cm" svg:y="9.061cm" svg:width="20.823cm" svg:height="7.322cm" draw:z-index="1"><draw:image xlink:href="Pictures/100000010000047A0000019325962166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x="-0.402cm" svg:y="0cm" svg:width="17cm" svg:height="11.377cm" draw:z-index="2"><draw:image xlink:href="Pictures/1000000100000404000002B082301B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9:17:43.123000000</meta:creation-date>
    <meta:generator>LibreOffice/24.8.1.2$Windows_X86_64 LibreOffice_project/87fa9aec1a63e70835390b81c40bb8993f1d4ff6</meta:generator>
    <dc:date>2024-09-25T09:20:03.909000000</dc:date>
    <meta:editing-duration>PT2M2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</office:meta>
</office:document-meta>
</file>